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*eration Sans" svg:font-family="'Lib*eration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 fo:font-size="20pt" style:font-size-asian="20pt" style:font-size-complex="20pt"/>
    </style:style>
    <style:style style:name="P2" style:family="paragraph" style:parent-style-name="Heading_20_3">
      <style:text-properties style:font-name="Liberation Sans" fo:font-size="15pt" style:font-size-asian="15pt" style:font-size-complex="15pt"/>
    </style:style>
    <style:style style:name="P3" style:family="paragraph" style:parent-style-name="Heading_20_3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officeooo:paragraph-rsid="0005378b"/>
    </style:style>
    <style:style style:name="P5" style:family="paragraph" style:parent-style-name="Text_20_body">
      <style:text-properties style:font-name="Liberation Sans"/>
    </style:style>
    <style:style style:name="P6" style:family="paragraph" style:parent-style-name="Text_20_body">
      <style:text-properties style:font-name="Liberation Sans" officeooo:paragraph-rsid="0005378b"/>
    </style:style>
    <style:style style:name="T1" style:family="text">
      <style:text-properties officeooo:rsid="0005378b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5378b"/>
    </style:style>
    <style:style style:name="T4" style:family="text">
      <style:text-properties style:font-name="Liberation Sans" style:font-size-asian="13.1000003814697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*eration Sans"/>
    </style:style>
    <style:style style:name="T7" style:family="text">
      <style:text-properties style:font-name="Lib*eration Sans" style:font-size-asian="13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entions légales</text:h>
      <text:h text:style-name="P2" text:outline-level="3">1. Éditeur du site</text:h>
      <text:p text:style-name="Text_20_body"><text:span text:style-name="T2">Le présent site (portfolio) est édité par :<text:line-break/></text:span><text:span text:style-name="Strong_20_Emphasis"><text:span text:style-name="T2">GUEZET Louis</text:span></text:span><text:span text:style-name="T2"><text:line-break/>Étudiant en </text:span><text:span text:style-name="Strong_20_Emphasis"><text:span text:style-name="T2">BTS SIO (Services Informatiques aux Organisations)</text:span></text:span><text:span text:style-name="T2"><text:line-break/>Statut : Particulier<text:line-break/>Email : </text:span><text:span text:style-name="Emphasis"><text:span text:style-name="T3">louis.guezet21@gmail.com</text:span></text:span></text:p>
      <text:h text:style-name="P2" text:outline-level="3">2. Hébergement</text:h>
      <text:p text:style-name="Text_20_body"><text:span text:style-name="T2">Le site est hébergé par :<text:line-break/></text:span><text:span text:style-name="Strong_20_Emphasis"><text:span text:style-name="T2">GitHub, Inc.</text:span></text:span><text:span text:style-name="T2"><text:line-break/>88 Colin P. Kelly Jr St<text:line-break/>San Francisco, CA 94107<text:line-break/>États-Unis<text:line-break/>Site web : </text:span><text:a xlink:type="simple" xlink:href="https://github.com/" office:target-frame-name="_new" xlink:show="replace" text:style-name="Internet_20_link" text:visited-style-name="Visited_20_Internet_20_Link"><text:span text:style-name="T2">https://github.com</text:span></text:a></text:p>
      <text:h text:style-name="P2" text:outline-level="3">3. Propriété intellectuelle</text:h>
      <text:p text:style-name="P5">L’ensemble du contenu présent sur ce site (textes, images, projets, code, etc.) est la propriété exclusive de GUEZET Louis, sauf mention contraire.</text:p>
      <text:p text:style-name="P5">Toute reproduction, distribution, modification ou utilisation sans autorisation préalable est interdite.</text:p>
      <text:h text:style-name="P2" text:outline-level="3">4. Données personnelles</text:h>
      <text:p text:style-name="P5">Ce site ne collecte pas de données personnelles à l’insu de l’utilisateur.</text:p>
      <text:p text:style-name="P5">Si un formulaire de contact est présent :<text:line-break/>Les informations collectées sont utilisées uniquement pour répondre aux demandes et ne sont en aucun cas transmises à des tiers.</text:p>
      <text:p text:style-name="P4"><text:span text:style-name="T2">Conformément au </text:span><text:span text:style-name="Strong_20_Emphasis"><text:span text:style-name="T2">Règlement Général sur la Protection des Données (RGPD)</text:span></text:span><text:span text:style-name="T2">, vous disposez d’un droit d’accès, de rectification et de suppression des données vous concernant.<text:line-break/>Pour exercer ce droit, veuillez contacter : </text:span><text:span text:style-name="Emphasis"><text:span text:style-name="T3">louis.guezet21@gmail.com</text:span></text:span></text:p>
      <text:h text:style-name="P2" text:outline-level="3">5. Responsabilité</text:h>
      <text:p text:style-name="P6">Les informations fournies sur ce site sont données à titre informatif.<text:line-break/>GUEZET Louis ne saurait être tenu responsable des erreurs, omissions ou des résultats obtenus suite à l’utilisation de ces informations.</text:p>
      <text:h text:style-name="P3" text:outline-level="3"><text:span text:style-name="T2">6. </text:span><text:span text:style-name="T4">L</text:span><text:span text:style-name="T7">iens</text:span><text:span text:style-name="T6"> externes</text:span></text:h>
      <text:p text:style-name="P5">Le site peut contenir des liens vers des sites externes.<text:line-break/>GUEZET Louis ne peut être tenu responsable du contenu de ces sites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*eration Sans" svg:font-family="'Lib*eration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7T08:36:20.968000000</meta:creation-date>
    <dc:date>2026-03-17T08:42:49.978000000</dc:date>
    <meta:editing-duration>PT6M29S</meta:editing-duration>
    <meta:editing-cycles>1</meta:editing-cycles>
    <meta:generator>LibreOffice/7.4.7.2$Windows_X86_64 LibreOffice_project/723314e595e8007d3cf785c16538505a1c878ca5</meta:generator>
    <meta:document-statistic meta:table-count="0" meta:image-count="0" meta:object-count="0" meta:page-count="2" meta:paragraph-count="16" meta:word-count="224" meta:character-count="1495" meta:non-whitespace-character-count="1287"/>
  </office:meta>
</office:document-meta>
</file>